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4pt" officeooo:rsid="001a9218" officeooo:paragraph-rsid="001a9218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b0dce" officeooo:paragraph-rsid="001b0dce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2pt" officeooo:rsid="0028d910" officeooo:paragraph-rsid="0028d910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2pt" officeooo:rsid="0028d910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bold" officeooo:rsid="001b0dce" officeooo:paragraph-rsid="001b0dc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bold" officeooo:rsid="001da59a" officeooo:paragraph-rsid="001da59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bold" officeooo:rsid="001ef25c" officeooo:paragraph-rsid="001ef25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Ubuntu" fo:font-size="12pt" fo:font-weight="bold" officeooo:rsid="002567e7" officeooo:paragraph-rsid="002567e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bold" officeooo:rsid="0028d910" officeooo:paragraph-rsid="0028d9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bold" officeooo:rsid="002b3b5d" officeooo:paragraph-rsid="002b3b5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bold" officeooo:rsid="002cb64a" officeooo:paragraph-rsid="002cb64a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2pt" officeooo:rsid="001b0dce" officeooo:paragraph-rsid="001b0dce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fo:font-size="12pt" officeooo:rsid="001bcc63" officeooo:paragraph-rsid="001bcc6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officeooo:rsid="001bcc63" officeooo:paragraph-rsid="001bcc63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Ubuntu" fo:font-size="12pt" officeooo:rsid="001da59a" officeooo:paragraph-rsid="001da59a" style:font-size-asian="10.5pt" style:font-size-complex="12pt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Ubuntu" fo:font-size="12pt" fo:font-weight="bold" officeooo:rsid="001f7228" officeooo:paragraph-rsid="001f7228" style:font-size-asian="10.5pt" style:font-weight-asian="bold" style:font-size-complex="12pt" style:font-weight-complex="bold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Ubuntu" fo:font-size="12pt" fo:font-weight="bold" officeooo:rsid="002703eb" officeooo:paragraph-rsid="002703eb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Ubuntu" fo:font-size="12pt" fo:font-weight="bold" officeooo:rsid="00303a59" officeooo:paragraph-rsid="00303a5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weight="bold" officeooo:rsid="00336cf4" officeooo:paragraph-rsid="00336cf4" style:font-size-asian="10.5pt" style:font-weight-asian="bold" style:font-size-complex="12pt" style:font-weight-complex="bold"/>
    </style:style>
    <style:style style:name="P21" style:family="paragraph" style:parent-style-name="Standard" style:list-style-name="L14">
      <style:paragraph-properties fo:text-align="start" style:justify-single-word="false"/>
      <style:text-properties style:font-name="Ubuntu" fo:font-size="12pt" fo:font-weight="bold" officeooo:rsid="00336cf4" officeooo:paragraph-rsid="00336cf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weight="bold" officeooo:rsid="00336cf4" officeooo:paragraph-rsid="0035f872" style:font-size-asian="10.5pt" style:font-weight-asian="bold" style:font-size-complex="12pt" style:font-weight-complex="bold"/>
    </style:style>
    <style:style style:name="P23" style:family="paragraph" style:parent-style-name="Standard" style:list-style-name="L15">
      <style:paragraph-properties fo:text-align="start" style:justify-single-word="false"/>
      <style:text-properties style:font-name="Ubuntu" fo:font-size="12pt" fo:font-weight="bold" officeooo:rsid="0033bc23" officeooo:paragraph-rsid="0033bc23" style:font-size-asian="10.5pt" style:font-weight-asian="bold" style:font-size-complex="12pt" style:font-weight-complex="bold"/>
    </style:style>
    <style:style style:name="P24" style:family="paragraph" style:parent-style-name="Standard" style:list-style-name="L15">
      <style:paragraph-properties fo:text-align="start" style:justify-single-word="false"/>
      <style:text-properties style:font-name="Ubuntu" fo:font-size="12pt" fo:font-weight="bold" officeooo:rsid="0033bc23" officeooo:paragraph-rsid="003664f5" style:font-size-asian="10.5pt" style:font-weight-asian="bold" style:font-size-complex="12pt" style:font-weight-complex="bold"/>
    </style:style>
    <style:style style:name="P25" style:family="paragraph" style:parent-style-name="Standard" style:list-style-name="L16">
      <style:paragraph-properties fo:text-align="start" style:justify-single-word="false"/>
      <style:text-properties style:font-name="Ubuntu" fo:font-size="12pt" fo:font-weight="bold" officeooo:rsid="0033bc23" officeooo:paragraph-rsid="00357d63" style:font-size-asian="10.5pt" style:font-weight-asian="bold" style:font-size-complex="12pt" style:font-weight-complex="bold"/>
    </style:style>
    <style:style style:name="P26" style:family="paragraph" style:parent-style-name="Standard" style:list-style-name="L15">
      <style:paragraph-properties fo:text-align="start" style:justify-single-word="false"/>
      <style:text-properties style:font-name="Ubuntu" fo:font-size="12pt" fo:font-weight="bold" officeooo:rsid="003664f5" officeooo:paragraph-rsid="003664f5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weight="bold" officeooo:rsid="003664f5" officeooo:paragraph-rsid="003664f5" style:font-size-asian="10.5pt" style:font-weight-asian="bold" style:font-size-complex="12pt" style:font-weight-complex="bold"/>
    </style:style>
    <style:style style:name="P28" style:family="paragraph" style:parent-style-name="Standard" style:list-style-name="L17">
      <style:paragraph-properties fo:text-align="start" style:justify-single-word="false"/>
      <style:text-properties style:font-name="Ubuntu" fo:font-size="12pt" fo:font-weight="bold" officeooo:rsid="00366d36" officeooo:paragraph-rsid="00366d36" style:font-size-asian="10.5pt" style:font-weight-asian="bold" style:font-size-complex="12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da59a" officeooo:paragraph-rsid="001da59a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1da59a" officeooo:paragraph-rsid="001da59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weight="normal" officeooo:rsid="001da59a" officeooo:paragraph-rsid="001da59a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1ef25c" officeooo:paragraph-rsid="001ef25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weight="normal" officeooo:rsid="001ef25c" officeooo:paragraph-rsid="001ef25c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1f7228" officeooo:paragraph-rsid="001f722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font-weight="normal" officeooo:rsid="002567e7" officeooo:paragraph-rsid="002567e7" style:font-size-asian="10.5pt" style:font-weight-asian="normal" style:font-size-complex="12pt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style:font-name="Ubuntu" fo:font-size="12pt" fo:font-weight="normal" officeooo:rsid="002567e7" officeooo:paragraph-rsid="002567e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weight="normal" officeooo:rsid="002703eb" officeooo:paragraph-rsid="002703eb" style:font-size-asian="10.5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2703eb" officeooo:paragraph-rsid="002703e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weight="normal" officeooo:rsid="0028d910" officeooo:paragraph-rsid="0028d91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Ubuntu" fo:font-size="12pt" fo:font-weight="normal" officeooo:rsid="0028d910" officeooo:paragraph-rsid="0028d91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Ubuntu" fo:font-size="12pt" fo:font-weight="normal" officeooo:rsid="002b3b5d" officeooo:paragraph-rsid="002b3b5d" style:font-size-asian="10.5pt" style:font-weight-asian="normal" style:font-size-complex="12pt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style:font-name="Ubuntu" fo:font-size="12pt" fo:font-weight="normal" officeooo:rsid="002b3b5d" officeooo:paragraph-rsid="002b3b5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Ubuntu" fo:font-size="12pt" fo:font-weight="normal" officeooo:rsid="002cb64a" officeooo:paragraph-rsid="002cb64a" style:font-size-asian="10.5pt" style:font-weight-asian="normal" style:font-size-complex="12pt" style:font-weight-complex="normal"/>
    </style:style>
    <style:style style:name="P44" style:family="paragraph" style:parent-style-name="Standard" style:list-style-name="L11">
      <style:paragraph-properties fo:text-align="start" style:justify-single-word="false"/>
      <style:text-properties style:font-name="Ubuntu" fo:font-size="12pt" fo:font-weight="normal" officeooo:rsid="002cb64a" officeooo:paragraph-rsid="002cb64a" style:font-size-asian="10.5pt" style:font-weight-asian="normal" style:font-size-complex="12pt" style:font-weight-complex="normal"/>
    </style:style>
    <style:style style:name="P45" style:family="paragraph" style:parent-style-name="Standard" style:list-style-name="L12">
      <style:paragraph-properties fo:text-align="start" style:justify-single-word="false"/>
      <style:text-properties style:font-name="Ubuntu" fo:font-size="12pt" fo:font-weight="normal" officeooo:rsid="00303a59" officeooo:paragraph-rsid="00303a59" style:font-size-asian="10.5pt" style:font-weight-asian="normal" style:font-size-complex="12pt" style:font-weight-complex="normal"/>
    </style:style>
    <style:style style:name="P46" style:family="paragraph" style:parent-style-name="Standard" style:list-style-name="L12">
      <style:paragraph-properties fo:text-align="start" style:justify-single-word="false"/>
      <style:text-properties style:font-name="Ubuntu" fo:font-size="12pt" fo:font-weight="normal" officeooo:rsid="00322a8b" officeooo:paragraph-rsid="00322a8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Ubuntu" fo:font-size="12pt" fo:font-weight="normal" officeooo:rsid="00322a8b" officeooo:paragraph-rsid="00322a8b" style:font-size-asian="10.5pt" style:font-weight-asian="normal" style:font-size-complex="12pt" style:font-weight-complex="normal"/>
    </style:style>
    <style:style style:name="P48" style:family="paragraph" style:parent-style-name="Standard" style:list-style-name="L13">
      <style:paragraph-properties fo:text-align="start" style:justify-single-word="false"/>
      <style:text-properties style:font-name="Ubuntu" fo:font-size="12pt" fo:font-weight="normal" officeooo:rsid="00322a8b" officeooo:paragraph-rsid="00322a8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Ubuntu" fo:font-size="12pt" fo:font-weight="normal" officeooo:rsid="0033bc23" officeooo:paragraph-rsid="0033bc23" style:font-size-asian="10.5pt" style:font-weight-asian="normal" style:font-size-complex="12pt" style:font-weight-complex="normal"/>
    </style:style>
    <style:style style:name="P50" style:family="paragraph" style:parent-style-name="Standard" style:list-style-name="L16">
      <style:paragraph-properties fo:text-align="start" style:justify-single-word="false"/>
      <style:text-properties style:font-name="Ubuntu" fo:font-size="12pt" fo:font-weight="normal" officeooo:rsid="0033bc23" officeooo:paragraph-rsid="00357d63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font-name="Ubuntu" fo:font-size="12pt" fo:font-style="normal" fo:font-weight="bold" officeooo:rsid="00214460" officeooo:paragraph-rsid="00214460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Ubuntu" fo:font-size="12pt" fo:font-style="normal" fo:font-weight="normal" officeooo:rsid="001f7228" officeooo:paragraph-rsid="001f7228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1f7228" officeooo:paragraph-rsid="001f7228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style:font-name="Ubuntu" fo:font-size="12pt" fo:font-style="normal" fo:font-weight="normal" officeooo:rsid="001f7228" officeooo:paragraph-rsid="001f7228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style:font-name="Ubuntu" fo:font-size="12pt" fo:font-style="normal" fo:font-weight="normal" officeooo:rsid="00214460" officeooo:paragraph-rsid="00214460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style:font-name="Ubuntu" fo:font-size="12pt" fo:font-style="normal" fo:font-weight="normal" officeooo:rsid="002275e5" officeooo:paragraph-rsid="002275e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1da59a" officeooo:paragraph-rsid="001da59a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style:font-name="Ubuntu" fo:font-size="12pt" fo:font-style="italic" fo:font-weight="normal" officeooo:rsid="002b3b5d" officeooo:paragraph-rsid="002b3b5d" style:font-size-asian="10.5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style:font-name="Ubuntu" fo:font-size="12pt" fo:font-style="italic" fo:font-weight="normal" officeooo:rsid="002b3b5d" officeooo:paragraph-rsid="002b3b5d" style:font-size-asian="10.5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1bcc63" officeooo:paragraph-rsid="001bcc63"/>
    </style:style>
    <style:style style:name="T1" style:family="text">
      <style:text-properties style:font-name="Ubuntu" fo:font-size="12pt" style:font-size-asian="10.5pt" style:font-size-complex="12pt"/>
    </style:style>
    <style:style style:name="T2" style:family="text">
      <style:text-properties style:font-name="Ubuntu" fo:font-size="12pt" officeooo:rsid="001b0dce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c860e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36cf4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57d63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57d63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57d6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5f87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664f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36cf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66d36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S XML</text:p>
      <text:p text:style-name="P1"/>
      <text:p text:style-name="P6">XML significa “Lenguaje de marcado extensible”. </text:p>
      <text:list xml:id="list1933496523" text:style-name="L1">
        <text:list-item>
          <text:p text:style-name="P13">Se trata de un metalenguaje que permite definir lenguajes de marcas desarrollado por W3C, se utiliza para almacenar datos de forma legible.</text:p>
          <text:list>
            <text:list-item>
              <text:p text:style-name="P60"><text:span text:style-name="T2">N</text:span><text:span text:style-name="T1">o es un lenguaje.</text:span></text:p>
            </text:list-item>
            <text:list-item>
              <text:p text:style-name="P14">Describe una sintaxis para crear lenguajes.</text:p>
            </text:list-item>
            <text:list-item>
              <text:p text:style-name="P14">Diseñado para transportar datos.</text:p>
            </text:list-item>
            <text:list-item>
              <text:p text:style-name="P16">Las etiquetas no están predefinidas.</text:p>
            </text:list-item>
          </text:list>
        </text:list-item>
        <text:list-item>
          <text:p text:style-name="P13">Proviene de SGML y permite la gramática de lenguajes específicos para estructurar documentos grandes.</text:p>
        </text:list-item>
        <text:list-item>
          <text:p text:style-name="P13">Da soporte a bases de datos.</text:p>
        </text:list-item>
        <text:list-item>
          <text:p text:style-name="P14">Se complementa de otras tecnologías (DTD, Xquery, DOM…)</text:p>
        </text:list-item>
        <text:list-item>
          <text:p text:style-name="P14">Permite la compatibilidad entre sistema para compartir información.</text:p>
        </text:list-item>
      </text:list>
      <text:p text:style-name="P15"/>
      <text:p text:style-name="P15"/>
      <text:p text:style-name="P7">Estructura</text:p>
      <text:list xml:id="list1295745098" text:style-name="L2">
        <text:list-item>
          <text:p text:style-name="P29">Los documentos XML forman una estructura de árbol, comienza en la “raíz” y se ramifica en “hojas”.</text:p>
        </text:list-item>
      </text:list>
      <text:p text:style-name="P2"/>
      <text:p text:style-name="P2"/>
      <text:p text:style-name="P7">Sintaxis</text:p>
      <text:list xml:id="list1102229498" text:style-name="L3">
        <text:list-item>
          <text:p text:style-name="P30">Todo documento empieza con:</text:p>
          <text:list>
            <text:list-item>
              <text:p text:style-name="P30">&lt;?xml versión=”1.0” encoding=”UTF-8”?&gt;</text:p>
            </text:list-item>
            <text:list-item>
              <text:p text:style-name="P30">UTF-8 es la codificación predeterminada para XML</text:p>
            </text:list-item>
          </text:list>
        </text:list-item>
        <text:list-item>
          <text:p text:style-name="P32">Debe de tener un elemento raíz</text:p>
        </text:list-item>
      </text:list>
      <text:p text:style-name="P33"/>
      <text:p text:style-name="P33"/>
      <text:p text:style-name="P8">Elementos</text:p>
      <text:list xml:id="list1827552204" text:style-name="L4">
        <text:list-item>
          <text:p text:style-name="P34">Según su contenido podemos encontrar elementos…</text:p>
          <text:list>
            <text:list-item>
              <text:p text:style-name="P17"><text:span text:style-name="T3">Vacíos: </text:span><text:span text:style-name="T5">&lt;/br&gt;</text:span></text:p>
            </text:list-item>
            <text:list-item>
              <text:p text:style-name="P17"><text:span text:style-name="T3">Con información: </text:span><text:span text:style-name="T5">&lt;etiqueta&gt;algo&lt;/etiqueta&gt;</text:span></text:p>
            </text:list-item>
            <text:list-item>
              <text:p text:style-name="P52">Con otros elementos anidados.</text:p>
            </text:list-item>
            <text:list-item>
              <text:p text:style-name="P52">Con información y a otros elementos anidados.</text:p>
            </text:list-item>
          </text:list>
        </text:list-item>
      </text:list>
      <text:p text:style-name="P53"/>
      <text:p text:style-name="P53">Reglas de nomenclatura:</text:p>
      <text:list xml:id="list846861913" text:style-name="L5">
        <text:list-item>
          <text:p text:style-name="P54">Los nombres de los elementos deben…</text:p>
          <text:list>
            <text:list-item>
              <text:p text:style-name="P54">Distinguir entre mayúsculas y minúsculas.</text:p>
            </text:list-item>
            <text:list-item>
              <text:p text:style-name="P54">Comenzar con letra o guion bajo.</text:p>
            </text:list-item>
            <text:list-item>
              <text:p text:style-name="P54">No pueden comenzar con xml o cualquier variante de estas letras.</text:p>
              <text:list>
                <text:list-item>
                  <text:p text:style-name="P51"><text:span text:style-name="T3">No se pude usar la palabra reservada </text:span><text:span text:style-name="T5">xml</text:span></text:p>
                </text:list-item>
              </text:list>
            </text:list-item>
            <text:list-item>
              <text:p text:style-name="P55">Pueden contener letras, dígitos, guiones, guiones bajos y puntos.</text:p>
            </text:list-item>
            <text:list-item>
              <text:p text:style-name="P55">No pueden contener espacios.</text:p>
            </text:list-item>
          </text:list>
        </text:list-item>
        <text:list-item>
          <text:p text:style-name="P56">Todos los elementos deben estar correctamente anidados.</text:p>
        </text:list-item>
      </text:list>
      <text:p text:style-name="P57"/>
      <text:p text:style-name="P31"/>
      <text:p text:style-name="P31"/>
      <text:p text:style-name="P9">Atributos</text:p>
      <text:p text:style-name="P35">Están diseñados para contener datos relacionados con el elemento especifico.</text:p>
      <text:list xml:id="list35689536" text:style-name="L6">
        <text:list-item>
          <text:p text:style-name="P36">Aportan informacion complementaria al elemento.</text:p>
        </text:list-item>
        <text:list-item>
          <text:p text:style-name="P36">Los valores del atributo siempre deben de esta entre comillas.</text:p>
        </text:list-item>
        <text:list-item>
          <text:p text:style-name="P36">Pueden tener diferentes atributos separados por un espacio en blanco.</text:p>
        </text:list-item>
      </text:list>
      <text:p text:style-name="P37"/>
      <text:p text:style-name="P37">Consideraciones de uso:</text:p>
      <text:list xml:id="list496808116" text:style-name="L7">
        <text:list-item>
          <text:p text:style-name="P18"><text:span text:style-name="T4">Es e</text:span><text:span text:style-name="T3">lemento </text:span><text:span text:style-name="T4">si</text:span><text:span text:style-name="T3">…</text:span></text:p>
          <text:list>
            <text:list-item>
              <text:p text:style-name="P38">La información tiene una estructura interna.</text:p>
            </text:list-item>
            <text:list-item>
              <text:p text:style-name="P38">Contiene gran cantidad de información.</text:p>
            </text:list-item>
            <text:list-item>
              <text:p text:style-name="P38">Información con un procesamiento o presentación complejo.</text:p>
            </text:list-item>
          </text:list>
        </text:list-item>
      </text:list>
      <text:p text:style-name="P37"/>
      <text:p text:style-name="P37"/>
      <text:p text:style-name="P10">Caracteres especiales</text:p>
      <text:p text:style-name="P39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0">Codificación</text:p>
          </table:table-cell>
          <table:table-cell table:style-name="Tabla1.A1" office:value-type="string">
            <text:p text:style-name="P3">Carácter</text:p>
          </table:table-cell>
          <table:table-cell table:style-name="Tabla1.C1" office:value-type="string">
            <text:p text:style-name="P3">Significado</text:p>
          </table:table-cell>
        </table:table-row>
        <table:table-row>
          <table:table-cell table:style-name="Tabla1.A2" office:value-type="string">
            <text:p text:style-name="P3">&amp;lt;</text:p>
          </table:table-cell>
          <table:table-cell table:style-name="Tabla1.A2" office:value-type="string">
            <text:p text:style-name="P5">&lt;</text:p>
          </table:table-cell>
          <table:table-cell table:style-name="Tabla1.C2" office:value-type="string">
            <text:p text:style-name="P3">Menor que</text:p>
          </table:table-cell>
        </table:table-row>
        <table:table-row>
          <table:table-cell table:style-name="Tabla1.A2" office:value-type="string">
            <text:p text:style-name="P3">&amp;gt;</text:p>
          </table:table-cell>
          <table:table-cell table:style-name="Tabla1.A2" office:value-type="string">
            <text:p text:style-name="P5">&gt;</text:p>
          </table:table-cell>
          <table:table-cell table:style-name="Tabla1.C2" office:value-type="string">
            <text:p text:style-name="P3">Mayor que</text:p>
          </table:table-cell>
        </table:table-row>
        <table:table-row>
          <table:table-cell table:style-name="Tabla1.A2" office:value-type="string">
            <text:p text:style-name="P3">&amp;amp;</text:p>
          </table:table-cell>
          <table:table-cell table:style-name="Tabla1.A2" office:value-type="string">
            <text:p text:style-name="P3">&amp;</text:p>
          </table:table-cell>
          <table:table-cell table:style-name="Tabla1.C2" office:value-type="string">
            <text:p text:style-name="P3">Ampersand</text:p>
          </table:table-cell>
        </table:table-row>
        <table:table-row>
          <table:table-cell table:style-name="Tabla1.A2" office:value-type="string">
            <text:p text:style-name="P3">&amp;apos;</text:p>
          </table:table-cell>
          <table:table-cell table:style-name="Tabla1.A2" office:value-type="string">
            <text:p text:style-name="P5">‘</text:p>
          </table:table-cell>
          <table:table-cell table:style-name="Tabla1.C2" office:value-type="string">
            <text:p text:style-name="P3">Apostrofe</text:p>
          </table:table-cell>
        </table:table-row>
        <table:table-row>
          <table:table-cell table:style-name="Tabla1.A2" office:value-type="string">
            <text:p text:style-name="P3">&amp;quot;</text:p>
          </table:table-cell>
          <table:table-cell table:style-name="Tabla1.A2" office:value-type="string">
            <text:p text:style-name="P4">=</text:p>
          </table:table-cell>
          <table:table-cell table:style-name="Tabla1.C2" office:value-type="string">
            <text:p text:style-name="P3">Marca de cita</text:p>
          </table:table-cell>
        </table:table-row>
      </table:table>
      <text:p text:style-name="P39"/>
      <text:p text:style-name="P41">CDATA se define como bloques de texto no analizados por el analizador, pero son reconocidos como marcado.</text:p>
      <text:list xml:id="list1339220745" text:style-name="L8">
        <text:list-item>
          <text:p text:style-name="P58">&lt;![CDATA[texto y caracteres que no se procesan]]&gt;</text:p>
        </text:list-item>
      </text:list>
      <text:p text:style-name="P41"/>
      <text:p text:style-name="P41">Comentarios en XML</text:p>
      <text:list xml:id="list1163690435" text:style-name="L9">
        <text:list-item>
          <text:p text:style-name="P59">&lt;!-- Comentario -- &gt;</text:p>
        </text:list-item>
      </text:list>
      <text:p text:style-name="P41"/>
      <text:p text:style-name="P41"/>
      <text:p text:style-name="P11">Documento bien formado</text:p>
      <text:list xml:id="list1209081440" text:style-name="L10">
        <text:list-item>
          <text:p text:style-name="P42">Elementos bien anidados.</text:p>
        </text:list-item>
        <text:list-item>
          <text:p text:style-name="P42">Valores de atributos entre comillas</text:p>
        </text:list-item>
        <text:list-item>
          <text:p text:style-name="P42">Elementos con etiqueta de fin o usar etiqueta de elemento vacío.</text:p>
        </text:list-item>
        <text:list-item>
          <text:p text:style-name="P42">Tener un único elemento raíz</text:p>
        </text:list-item>
        <text:list-item>
          <text:p text:style-name="P42">Todo texto debe de estar incluido en un elemento.</text:p>
        </text:list-item>
      </text:list>
      <text:p text:style-name="P37"/>
      <text:p text:style-name="P37"/>
      <text:p text:style-name="P12">XML con CSS</text:p>
      <text:p text:style-name="P43">Se puede enlazar una hoja de estilos mediante la instrucción…</text:p>
      <text:list xml:id="list4227797199" text:style-name="L11">
        <text:list-item>
          <text:p text:style-name="P44">&lt;?xml-stylesheet type=”text/css” href=”fichero.css”?&gt;</text:p>
        </text:list-item>
      </text:list>
      <text:p text:style-name="P43"/>
      <text:p text:style-name="P37"/>
      <text:p text:style-name="P19">DTD definición de tipo de documento</text:p>
      <text:list xml:id="list3235009050" text:style-name="L12">
        <text:list-item>
          <text:p text:style-name="P45">DTD define la estructura, los elementos y los atributos legales de un XML</text:p>
        </text:list-item>
        <text:list-item>
          <text:p text:style-name="P45">Un XML con la sintaxis correcta se denomina “bien formado”</text:p>
        </text:list-item>
        <text:list-item>
          <text:p text:style-name="P46">Un XML validado con una DTD es “bien formado” y “valido”</text:p>
        </text:list-item>
      </text:list>
      <text:p text:style-name="P47">La etiqueta que usa el DTD para validar el XML es DOCTYPE</text:p>
      <text:list xml:id="list773450988" text:style-name="L13">
        <text:list-item>
          <text:p text:style-name="P48">La DTD puede estar incluida en el propio documento XML</text:p>
        </text:list-item>
        <text:list-item>
          <text:p text:style-name="P48">Puede ser un documento externo enlazado al XML mediante…</text:p>
          <text:list>
            <text:list-item>
              <text:p text:style-name="P48">&lt;!DOCTYPE <text:span text:style-name="T7">elementoRaiz </text:span><text:span text:style-name="T9">SYSTEM “</text:span><text:span text:style-name="T7">archivo.dtd</text:span><text:span text:style-name="T9">”&gt;</text:span></text:p>
            </text:list-item>
          </text:list>
        </text:list-item>
        <text:list-item>
          <text:p text:style-name="P48"><text:span text:style-name="T9">Puede tener la dos anteriores.</text:span></text:p>
        </text:list-item>
        <text:list-item>
          <text:p text:style-name="P48"><text:span text:style-name="T9">Puede estar en una URL</text:span></text:p>
        </text:list-item>
      </text:list>
      <text:p text:style-name="P49"><text:span text:style-name="T9">Dentro del archivo DTD comenzamos con la siguiente expresión…</text:span></text:p>
      <text:list xml:id="list3213142751" text:style-name="L16">
        <text:list-item>
          <text:p text:style-name="P50"><text:span text:style-name="T9">&lt;!DOCTYPE </text:span><text:span text:style-name="T8">nombreElementoRaiz</text:span><text:span text:style-name="T10"> [</text:span></text:p>
          <text:p text:style-name="P25"><text:span text:style-name="T13">declaración de </text:span><text:span text:style-name="T12">elementos a definir </text:span></text:p>
          <text:p text:style-name="P25"><text:span text:style-name="T12">]</text:span></text:p>
        </text:list-item>
      </text:list>
      <text:p text:style-name="P47"><text:span text:style-name="T9"/></text:p>
      <text:p text:style-name="P20"><text:span text:style-name="T9">Declaración de elementos</text:span></text:p>
      <text:p text:style-name="P20"><text:span text:style-name="T11">Tiene la siguiente sintaxis…</text:span></text:p>
      <text:list xml:id="list1134834995" text:style-name="L14">
        <text:list-item>
          <text:p text:style-name="P21"><text:span text:style-name="T11">&lt;!ELEMENT </text:span><text:span text:style-name="T5">nombreDelElemento</text:span><text:span text:style-name="T11"> (</text:span><text:span text:style-name="T13">lista de elementos a definir separados por “ , ”</text:span><text:span text:style-name="T11">)&gt;</text:span></text:p>
        </text:list-item>
      </text:list>
      <text:p text:style-name="P22"><text:span text:style-name="T11">Para definir </text:span><text:span text:style-name="T13">la lista de elementos a definir separados por “ , ” </text:span><text:span text:style-name="T11">empleamos…</text:span></text:p>
      <text:list xml:id="list3326454134" text:style-name="L15">
        <text:list-item>
          <text:p text:style-name="P23"><text:span text:style-name="T11">EMPTY: El elemento no puede tener contenido. Se escriben con etiquetas de apertura y cierre y sin nada entre ellos.</text:span></text:p>
          <text:list>
            <text:list-item>
              <text:p text:style-name="P24"><text:span text:style-name="T11">&lt;!</text:span><text:span text:style-name="T14">ELEMENT </text:span><text:span text:style-name="T6">nombreDelElemento</text:span><text:span text:style-name="T15"> </text:span><text:span text:style-name="T14">EMPTY&gt;</text:span></text:p>
            </text:list-item>
          </text:list>
        </text:list-item>
        <text:list-item>
          <text:p text:style-name="P26"><text:span text:style-name="T12">(</text:span><text:span text:style-name="T11">#PCDATA): El elemento puede contener texto</text:span></text:p>
          <text:list>
            <text:list-item>
              <text:p text:style-name="P24"><text:span text:style-name="T11">&lt;!</text:span><text:span text:style-name="T14">ELEMENT </text:span><text:span text:style-name="T6">nombreDelElemento</text:span><text:span text:style-name="T15"> </text:span><text:span text:style-name="T14">EMPTY&gt;</text:span></text:p>
            </text:list-item>
          </text:list>
        </text:list-item>
        <text:list-item>
          <text:p text:style-name="P26"><text:span text:style-name="T14">A</text:span><text:span text:style-name="T11">NY: El elemento puede contener cualquier cosa (texto u otros elementos)</text:span></text:p>
        </text:list-item>
      </text:list>
      <text:p text:style-name="P27"><text:span text:style-name="T16">Los</text:span><text:span text:style-name="T13"> elementos a definir separados por “ , ” </text:span><text:span text:style-name="T16">pueden contener otros elementos, esto lo aplicamos empleando conectores o modificadores…</text:span></text:p>
      <text:list xml:id="list3725970882" text:style-name="L17">
        <text:list-item>
          <text:p text:style-name="P28"><text:span text:style-name="T11">coma ( , ): El elemento contiene los elementos citados en el orden indicado.</text:span></text:p>
        </text:list-item>
        <text:list-item>
          <text:p text:style-name="P28"><text:span text:style-name="T11">Tubería ( | ): El elemento contiene uno de los dos elementos citados.</text:span></text:p>
        </text:list-item>
        <text:list-item>
          <text:p text:style-name="P28"><text:span text:style-name="T11">Interrogante ( ? ): El elemento puede aparecer una vez, o no.</text:span></text:p>
        </text:list-item>
        <text:list-item>
          <text:p text:style-name="P28"><text:span text:style-name="T11">Asterisco ( * ): El elemento puede no aparecer o aparecer una o más veces.</text:span></text:p>
        </text:list-item>
        <text:list-item>
          <text:p text:style-name="P28"><text:span text:style-name="T11">Suma ( + ): El elemento tiene que aparecer una o más veces.</text:span></text:p>
        </text:list-item>
        <text:list-item>
          <text:p text:style-name="P28"><text:span text:style-name="T11">Paréntesis ( ( ) ): Permite agrupar expresion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0:31:37.583523578</meta:creation-date>
    <dc:date>2025-05-19T11:37:51.068740578</dc:date>
    <meta:editing-duration>PT1H23M58S</meta:editing-duration>
    <meta:editing-cycles>20</meta:editing-cycles>
    <meta:generator>LibreOffice/7.3.7.2$Linux_X86_64 LibreOffice_project/30$Build-2</meta:generator>
    <meta:document-statistic meta:table-count="1" meta:image-count="0" meta:object-count="0" meta:page-count="3" meta:paragraph-count="105" meta:word-count="712" meta:character-count="4218" meta:non-whitespace-character-count="3674"/>
  </office:meta>
</office:document-meta>
</file>